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Poppins" svg:font-family="Poppins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paragraph-rsid="000978ac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rsid="0006f668" officeooo:paragraph-rsid="0006f668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rsid="0008a322" officeooo:paragraph-rsid="0008ace2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rsid="0008ace2" officeooo:paragraph-rsid="0008ace2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rsid="0008ace2" officeooo:paragraph-rsid="000978ac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rsid="000978ac" officeooo:paragraph-rsid="000978ac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 officeooo:rsid="0008a322" officeooo:paragraph-rsid="0008a322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text-position="0% 100%" style:font-name="Poppins" fo:font-size="11.25pt" fo:letter-spacing="normal" fo:font-style="normal" fo:font-weight="normal" officeooo:rsid="0006f668" officeooo:paragraph-rsid="0006f668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text-position="0% 100%" style:font-name="Poppins" fo:font-size="11.25pt" fo:letter-spacing="normal" fo:font-style="normal" fo:font-weight="normal" officeooo:rsid="0008ace2" officeooo:paragraph-rsid="0008ace2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officeooo:paragraph-rsid="0008a322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5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 officeooo:rsid="000aad53" officeooo:paragraph-rsid="000aad53"/>
    </style:style>
    <style:style style:name="P1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8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9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 officeooo:paragraph-rsid="0008ace2"/>
    </style:style>
    <style:style style:name="P20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1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2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3" style:family="paragraph" style:parent-style-name="Text_20_body" style:list-style-name="L7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text-position="0% 100%" style:font-name="Poppins" fo:font-size="11.25pt" fo:letter-spacing="normal" fo:font-style="normal" fo:font-weight="normal" officeooo:rsid="000978ac" officeooo:paragraph-rsid="000978ac" style:font-weight-asian="normal" style:font-weight-complex="normal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text-position="0% 100%" officeooo:rsid="0008a322" officeooo:paragraph-rsid="0008a322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T1" style:family="text">
      <style:text-properties style:font-name="Poppins" fo:font-size="11.25pt" fo:font-style="normal" fo:font-weight="normal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Poppins" fo:font-size="11.25pt" fo:font-style="normal" fo:font-weight="normal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sub 58%" style:font-weight-asian="normal" style:font-weight-complex="normal"/>
    </style:style>
    <style:style style:name="T6" style:family="text">
      <style:text-properties style:text-position="sub 58%" officeooo:rsid="000978ac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8a322"/>
    </style:style>
    <style:style style:name="T9" style:family="text">
      <style:text-properties style:text-position="0% 100%" style:font-name="Poppins" fo:font-size="11.25pt" fo:font-style="normal" fo:font-weight="normal"/>
    </style:style>
    <style:style style:name="T10" style:family="text">
      <style:text-properties style:text-position="0% 100%" officeooo:rsid="0008ace2"/>
    </style:style>
    <style:style style:name="T11" style:family="text">
      <style:text-properties style:text-position="0% 100%" officeooo:rsid="000978ac"/>
    </style:style>
    <style:style style:name="T12" style:family="text">
      <style:text-properties style:text-position="0% 100%" fo:font-weight="bold" style:font-weight-asian="normal" style:font-weight-complex="normal"/>
    </style:style>
    <style:style style:name="T13" style:family="text">
      <style:text-properties style:text-position="0% 100%" style:font-weight-asian="normal" style:font-weight-complex="normal"/>
    </style:style>
    <style:style style:name="T14" style:family="text">
      <style:text-properties style:text-position="0% 100%" officeooo:rsid="000978ac" style:font-weight-asian="normal" style:font-weight-complex="normal"/>
    </style:style>
    <style:style style:name="T15" style:family="text">
      <style:text-properties officeooo:rsid="0008a322"/>
    </style:style>
    <style:style style:name="T16" style:family="text">
      <style:text-properties fo:font-variant="normal" fo:text-transform="none" fo:color="#212529" loext:opacity="100%" style:font-name="Poppins" fo:font-size="11.25pt" fo:letter-spacing="normal" fo:font-style="normal" fo:font-weight="normal" officeooo:rsid="0008a322"/>
    </style:style>
    <style:style style:name="T17" style:family="text">
      <style:text-properties fo:font-variant="normal" fo:text-transform="none" fo:color="#212529" loext:opacity="100%" style:text-position="sub 58%" style:font-name="Poppins" fo:font-size="11.25pt" fo:letter-spacing="normal" fo:font-style="normal" fo:font-weight="normal" officeooo:rsid="0008a322"/>
    </style:style>
    <style:style style:name="T18" style:family="text">
      <style:text-properties fo:font-variant="normal" fo:text-transform="none" fo:color="#212529" loext:opacity="100%" style:text-position="0% 100%" style:font-name="Poppins" fo:font-size="11.25pt" fo:letter-spacing="normal" fo:font-style="normal" fo:font-weight="normal" officeooo:rsid="0008a322"/>
    </style:style>
    <style:style style:name="T19" style:family="text">
      <style:text-properties fo:font-variant="normal" fo:text-transform="none" fo:color="#202124" loext:opacity="100%" style:text-position="0% 100%" style:font-name="arial" fo:font-size="10.5pt" fo:letter-spacing="normal" fo:font-style="normal" fo:font-weight="normal"/>
    </style:style>
    <style:style style:name="T20" style:family="text">
      <style:text-properties fo:font-variant="normal" fo:text-transform="none" fo:color="#202124" loext:opacity="100%" style:text-position="0% 100%" style:font-name="arial" fo:font-size="10.5pt" fo:letter-spacing="normal" fo:font-style="normal" fo:font-weight="normal" officeooo:rsid="0008a32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arlos Eduardo</text:p>
      <text:p text:style-name="P1"/>
      <text:p text:style-name="P1">1) Enviar para avaliação os seguintes exercicios:</text:p>
      <text:list xml:id="list1575648132" text:style-name="L1">
        <text:list-item>
          <text:p text:style-name="P16">Números +6 e -6, utilizando uma representação com 4 bits:</text:p>
        </text:list-item>
      </text:list>
      <text:p text:style-name="P5">6<text:span text:style-name="T2">10</text:span><text:span text:style-name="T7"> – 100</text:span><text:span text:style-name="T2">2 <text:s text:c="4"/></text:span><text:span text:style-name="T7">-6</text:span><text:span text:style-name="T2">10 –</text:span><text:span text:style-name="T7"> 1100 <text:s text:c="2"/></text:span><text:span text:style-name="T8">inverão fica 0011 +1 fica 0100 <text:s text:c="3"/>0100</text:span></text:p>
      <text:p text:style-name="P11">-6<text:span text:style-name="T2">10</text:span> – 0100 <text:s text:c="72"/><text:span text:style-name="T15">0100</text:span></text:p>
      <text:p text:style-name="P11"><text:s text:c="83"/><text:span text:style-name="T15">R=</text:span> <text:s/><text:span text:style-name="T15">1000</text:span></text:p>
      <text:list xml:id="list223358306922442" text:continue-numbering="true" text:style-name="L1">
        <text:list-item>
          <text:p text:style-name="P16">Números +21 e -21, utilizando uma representação com 8 bits:</text:p>
        </text:list-item>
      </text:list>
      <text:p text:style-name="P13"><text:span text:style-name="T16">21</text:span><text:span text:style-name="T17">10 </text:span><text:span text:style-name="T18">- </text:span><text:span text:style-name="T19">10101</text:span><text:span text:style-name="T7"> <text:s text:c="5"/>-</text:span><text:span text:style-name="T18">21</text:span><text:span text:style-name="T17">10 –</text:span><text:span text:style-name="T18"> 11110101</text:span><text:span text:style-name="T19"> </text:span><text:span text:style-name="T20">inversão fica 00001010 + 1 fica 00001011 <text:s text:c="26"/>00001011</text:span><text:span text:style-name="T7"> </text:span></text:p>
      <text:p text:style-name="P13"><text:span text:style-name="T18">21</text:span><text:span text:style-name="T17">10 </text:span><text:span text:style-name="T18">- 000</text:span><text:span text:style-name="T19">10101</text:span><text:span text:style-name="T7"> <text:s text:c="118"/></text:span><text:span text:style-name="T8">00010101</text:span></text:p>
      <text:p text:style-name="P25"><text:s text:c="139"/>R=00100000</text:p>
      <text:p text:style-name="P26"><text:bookmark text:name="yui_3_17_2_1_1667871999144_45"/>2)Sistema de complemento de 2: Encontrar o+9</text:p>
      <text:list xml:id="list3078003758" text:style-name="L2">
        <text:list-item>
          <text:p text:style-name="P17">Encontrar o binário puro corresponde ao 9 (magnitude):</text:p>
        </text:list-item>
      </text:list>
      <text:p text:style-name="P10"><text:span text:style-name="T1">9</text:span><text:span text:style-name="T3">10</text:span><text:span text:style-name="T9">- 1000</text:span></text:p>
      <text:list xml:id="list223358827691641" text:continue-numbering="true" text:style-name="L2">
        <text:list-item>
          <text:p text:style-name="P17">Acrescentar o bit de sinal com o valor 0;</text:p>
        </text:list-item>
      </text:list>
      <text:p text:style-name="P6">9<text:span text:style-name="T2">10</text:span><text:span text:style-name="T7">- </text:span><text:span text:style-name="T10">0</text:span><text:span text:style-name="T7">1000</text:span></text:p>
      <text:p text:style-name="P3">3)Sistema de complemento de 2: Encontrar o -9</text:p>
      <text:list xml:id="list890362228" text:style-name="L3">
        <text:list-item>
          <text:p text:style-name="P19">Encontrar o binário puro corresponde ao 9 (magnitude):</text:p>
        </text:list-item>
      </text:list>
      <text:p text:style-name="P6"><text:span text:style-name="T7">9</text:span><text:span text:style-name="T2">10</text:span><text:span text:style-name="T7">- 1000</text:span></text:p>
      <text:list xml:id="list223357838094686" text:continue-numbering="true" text:style-name="L3">
        <text:list-item>
          <text:p text:style-name="P18">Calcular o complemento de 2 do número anterior:</text:p>
        </text:list-item>
      </text:list>
      <text:p text:style-name="P6">9<text:span text:style-name="T2">10</text:span><text:span text:style-name="T7">- 1000 <text:s text:c="10"/>-9</text:span><text:span text:style-name="T2">10</text:span><text:span text:style-name="T7">- </text:span><text:span text:style-name="T10">0001 +1 = </text:span><text:span text:style-name="T7">-9</text:span><text:span text:style-name="T2">10</text:span><text:span text:style-name="T7">-</text:span><text:span text:style-name="T10">0010</text:span></text:p>
      <text:list xml:id="list223358413235412" text:continue-numbering="true" text:style-name="L3">
        <text:list-item>
          <text:p text:style-name="P18">Acrescentar o bit de sinal 1 à esquerda do MSB</text:p>
        </text:list-item>
      </text:list>
      <text:p text:style-name="P6"><text:span text:style-name="T10"><text:s/></text:span><text:span text:style-name="T7">-9</text:span><text:span text:style-name="T2">10</text:span><text:span text:style-name="T7">-</text:span><text:span text:style-name="T10">10010</text:span></text:p>
      <text:p text:style-name="P3">4) Sistema de Complemento de 2 – Negação</text:p>
      <text:list xml:id="list2553540119" text:style-name="L4">
        <text:list-item>
          <text:p text:style-name="P20">Encontrar o número +39 utilizando 8 bits</text:p>
        </text:list-item>
      </text:list>
      <text:p text:style-name="P7">39<text:span text:style-name="T2">10</text:span><text:span text:style-name="T7">- 100111 <text:s/>- 00100111- 11011000+1 = 11011001</text:span></text:p>
      <text:list xml:id="list223358961407804" text:continue-numbering="true" text:style-name="L4">
        <text:list-item>
          <text:p text:style-name="P20">Calcular o complemento de 2 desse número já utilizando a quantidade especificada de bits:</text:p>
        </text:list-item>
      </text:list>
      <text:p text:style-name="P8">39<text:span text:style-name="T2">10</text:span><text:span text:style-name="T7">- 100111 – </text:span><text:span text:style-name="T11">11100111 – 00011000+1 = 00011001</text:span></text:p>
      <text:p text:style-name="P2">5)Adição no Sistema de Complemento de 2: Calular 5+5</text:p>
      <text:list xml:id="list1310122528" text:style-name="L5">
        <text:list-item>
          <text:p text:style-name="P21">Representar os números no sist. de comp. de 2 com 8 bits</text:p>
        </text:list-item>
      </text:list>
      <text:p text:style-name="P12">5<text:span text:style-name="T2">10</text:span>-101 = <text:s text:c="2"/>00000101</text:p>
      <text:list xml:id="list223357815997254" text:continue-numbering="true" text:style-name="L5">
        <text:list-item>
          <text:p text:style-name="P21"><text:soft-page-break/>Realizar a soma</text:p>
        </text:list-item>
      </text:list>
      <text:p text:style-name="P12">5<text:span text:style-name="T2">10</text:span>-101 = <text:s text:c="2"/>00000101+00000101=00001010</text:p>
      <text:p text:style-name="P2"/>
      <text:p text:style-name="P2">6)Calcular −4 + 𝟐𝟓 utilizando 8 bits:</text:p>
      <text:list xml:id="list936398718" text:style-name="L6">
        <text:list-item>
          <text:p text:style-name="P22">Representar os números no sist. de comp. de 2 com 8 bits</text:p>
        </text:list-item>
      </text:list>
      <text:p text:style-name="P9">25<text:span text:style-name="T4">10</text:span><text:span text:style-name="T12">-</text:span><text:span text:style-name="T4"> </text:span><text:span text:style-name="T13">00011001</text:span></text:p>
      <text:p text:style-name="P9"><text:span text:style-name="T13">-4</text:span><text:span text:style-name="T5">10</text:span><text:span text:style-name="T13">- 11111100 – 00000011 +1 = 00000100</text:span></text:p>
      <text:p text:style-name="P24"/>
      <text:list xml:id="list223358219576210" text:continue-numbering="true" text:style-name="L6">
        <text:list-item>
          <text:p text:style-name="P22">Realizar a soma</text:p>
        </text:list-item>
      </text:list>
      <text:p text:style-name="P9"><text:span text:style-name="T4"><text:s/></text:span><text:span text:style-name="T13">00011001+00000100 = 00011101</text:span></text:p>
      <text:p text:style-name="P3">7) Calcular 𝟐𝟓 − 𝟏0 utilizando 8 bits</text:p>
      <text:list xml:id="list2244051148" text:style-name="L7">
        <text:list-item>
          <text:p text:style-name="P23"><text:bookmark text:name="yui_3_17_2_1_1667871999144_53"/>Representar os números no sist. de comp. de 2 com 8 bits</text:p>
        </text:list-item>
      </text:list>
      <text:p text:style-name="P9">25<text:span text:style-name="T4">10</text:span><text:span text:style-name="T12">-</text:span><text:span text:style-name="T4"> </text:span><text:span text:style-name="T13">00011001</text:span></text:p>
      <text:p text:style-name="P4"><text:span text:style-name="T14">-10</text:span><text:span text:style-name="T6">10</text:span><text:span text:style-name="T14">- 11111010 </text:span></text:p>
      <text:list xml:id="list223358779900084" text:continue-numbering="true" text:style-name="L7">
        <text:list-item>
          <text:p text:style-name="P23"><text:bookmark text:name="yui_3_17_2_1_1667871999144_54"/>Negar o subtraendo</text:p>
        </text:list-item>
      </text:list>
      <text:p text:style-name="P4"><text:span text:style-name="T14">-10</text:span><text:span text:style-name="T6">10</text:span><text:span text:style-name="T14">- 11111010 – 00000101 + 1 =00000110 </text:span></text:p>
      <text:list xml:id="list223357885829063" text:continue-numbering="true" text:style-name="L7">
        <text:list-item>
          <text:p text:style-name="P23"><text:bookmark text:name="yui_3_17_2_1_1667871999144_51"/><text:bookmark text:name="yui_3_17_2_1_1667871999144_50"/><text:bookmark text:name="yui_3_17_2_1_1667871999144_52"/>Somar o minuendo (25) com a negação do subtraendo e desprezar o último carry, se houver</text:p>
        </text:list-item>
      </text:list>
      <text:p text:style-name="P9">00011001</text:p>
      <text:p text:style-name="P9">00000110</text:p>
      <text:p text:style-name="P9">R=00011111</text:p>
      <text:p text:style-name="P9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Poppins" svg:font-family="Poppins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21:47:40.304000000</meta:creation-date>
    <dc:date>2022-11-07T22:33:57.455000000</dc:date>
    <meta:editing-duration>PT11M51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48" meta:word-count="307" meta:character-count="2187" meta:non-whitespace-character-count="1462"/>
  </office:meta>
</office:document-meta>
</file>